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Fira Code" svg:font-family="'Fira Code', 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dd3de" style:font-name="Fira Code" fo:font-size="10.5pt" fo:font-weight="normal" fo:background-color="#1a2a32"/>
    </style:style>
    <style:style style:name="P2" style:family="paragraph" style:parent-style-name="Standard">
      <style:text-properties fo:color="#cdd3de" style:font-name="Fira Code" fo:font-size="10.5pt" fo:font-weight="normal" officeooo:rsid="000fe2da" officeooo:paragraph-rsid="000fe2da" fo:background-color="#1a2a32"/>
    </style:style>
    <style:style style:name="P3" style:family="paragraph" style:parent-style-name="Standard">
      <style:text-properties fo:color="#cdd3de" style:font-name="Fira Code" fo:font-size="10pt" fo:font-weight="normal" officeooo:rsid="000eb0e2" officeooo:paragraph-rsid="000eb0e2" fo:background-color="#1a2a32" style:font-size-asian="10pt" style:font-size-complex="10pt"/>
    </style:style>
    <style:style style:name="P4" style:family="paragraph" style:parent-style-name="Standard">
      <style:paragraph-properties style:line-height-at-least="0.503cm"/>
      <style:text-properties fo:color="#cdd3de" style:font-name="Fira Code" fo:font-size="10pt" fo:font-weight="normal" fo:background-color="#1a2a32" style:font-size-asian="10pt" style:font-size-complex="10pt"/>
    </style:style>
    <style:style style:name="P5" style:family="paragraph" style:parent-style-name="Standard">
      <style:paragraph-properties style:line-height-at-least="0.503cm"/>
      <style:text-properties fo:color="#ffcb6b" style:font-name="Fira Code" fo:font-size="10pt" fo:font-weight="normal" fo:background-color="#1a2a32" style:font-size-asian="10pt" style:font-size-complex="10pt"/>
    </style:style>
    <style:style style:name="P6" style:family="paragraph" style:parent-style-name="Standard">
      <style:text-properties officeooo:rsid="000fe2da" officeooo:paragraph-rsid="000fe2da"/>
    </style:style>
    <style:style style:name="P7" style:family="paragraph" style:parent-style-name="Standard">
      <style:text-properties officeooo:paragraph-rsid="0010b70a"/>
    </style:style>
    <style:style style:name="P8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T1" style:family="text">
      <style:text-properties officeooo:rsid="000eb0e2"/>
    </style:style>
    <style:style style:name="T2" style:family="text">
      <style:text-properties officeooo:rsid="000fe2da"/>
    </style:style>
    <style:style style:name="T3" style:family="text">
      <style:text-properties fo:color="#c792ea"/>
    </style:style>
    <style:style style:name="T4" style:family="text">
      <style:text-properties fo:color="#ffcb6b"/>
    </style:style>
    <style:style style:name="T5" style:family="text">
      <style:text-properties fo:color="#5fb3b3"/>
    </style:style>
    <style:style style:name="T6" style:family="text">
      <style:text-properties fo:color="#d19a66"/>
    </style:style>
    <style:style style:name="T7" style:family="text">
      <style:text-properties fo:color="#82aaff"/>
    </style:style>
    <style:style style:name="T8" style:family="text">
      <style:text-properties officeooo:rsid="0010b70a"/>
    </style:style>
    <style:style style:name="T9" style:family="text">
      <style:text-properties fo:font-size="10pt" officeooo:rsid="000eb0e2" style:font-size-asian="10pt" style:font-size-complex="10pt"/>
    </style:style>
    <style:style style:name="T10" style:family="text">
      <style:text-properties fo:font-size="10pt" officeooo:rsid="0010b70a" style:font-size-asian="10pt" style:font-size-complex="10pt"/>
    </style:style>
    <style:style style:name="T11" style:family="text">
      <style:text-properties fo:font-size="10pt" officeooo:rsid="000fe2da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54186147" text:style-name="L1">
        <text:list-item>
          <text:p text:style-name="P8"><text:bookmark text:name="docs-internal-guid-0ef647a0-7fff-5ae8-8408-f8ec5fd265b9"/>How to compare two JSON have the same properties without order?</text:p>
          <text:list>
            <text:list-item>
              <text:p text:style-name="P8">var obj1 = { name: "Person 1", age:5 };</text:p>
            </text:list-item>
            <text:list-item>
              <text:p text:style-name="P8">var obj2 = { age:5, name: "Person 1" };</text:p>
            </text:list-item>
          </text:list>
        </text:list-item>
      </text:list>
      <text:p text:style-name="Standard"/>
      <text:p text:style-name="P7"><text:span text:style-name="T9">Ans: </text:span><text:span text:style-name="T10">If we sort the objects and convert them to string and compare the obtained strings, we can know if the objects are equal or not, as </text:span><text:span text:style-name="T11">demonstrated by the code below.</text:span></text:p>
      <text:p text:style-name="P6"/>
      <text:p text:style-name="P2"><text:span text:style-name="T5">arr1</text:span><text:span text:style-name="T4"> </text:span><text:span text:style-name="T3">=</text:span><text:span text:style-name="T4"> Object.</text:span><text:span text:style-name="T7">entries</text:span><text:span text:style-name="T4">(</text:span><text:span text:style-name="T5">obj1</text:span><text:span text:style-name="T4">).</text:span><text:span text:style-name="T7">sort</text:span><text:span text:style-name="T4">()</text:span></text:p>
      <text:p text:style-name="P1"><text:span text:style-name="T5">arr2</text:span><text:span text:style-name="T4"> </text:span><text:span text:style-name="T3">=</text:span><text:span text:style-name="T4"> Object.</text:span><text:span text:style-name="T7">entries</text:span><text:span text:style-name="T4">(</text:span><text:span text:style-name="T5">obj2</text:span><text:span text:style-name="T4">).</text:span><text:span text:style-name="T7">sort</text:span><text:span text:style-name="T4">()</text:span></text:p>
      <text:p text:style-name="P1"><text:span text:style-name="T5">console</text:span><text:span text:style-name="T4">.</text:span><text:span text:style-name="T7">log</text:span><text:span text:style-name="T4">(</text:span><text:span text:style-name="T5">arr1</text:span><text:span text:style-name="T4">.</text:span><text:span text:style-name="T7">toString</text:span><text:span text:style-name="T4">() </text:span><text:span text:style-name="T3">===</text:span><text:span text:style-name="T4"> </text:span><text:span text:style-name="T5">arr2</text:span><text:span text:style-name="T4">.</text:span><text:span text:style-name="T7">toString</text:span><text:span text:style-name="T4">())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Fira Code" svg:font-family="'Fira Code', 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1T15:49:39.604954993</meta:creation-date>
    <dc:date>2021-11-22T11:40:46.734233927</dc:date>
    <meta:editing-duration>PT19H30M46S</meta:editing-duration>
    <meta:editing-cycles>1</meta:editing-cycles>
    <meta:document-statistic meta:table-count="0" meta:image-count="0" meta:object-count="0" meta:page-count="1" meta:paragraph-count="7" meta:word-count="73" meta:character-count="431" meta:non-whitespace-character-count="368"/>
    <meta:generator>LibreOffice/6.4.7.2$Linux_X86_64 LibreOffice_project/40$Build-2</meta:generator>
  </office:meta>
</office:document-meta>
</file>